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size="12pt" style:font-size-asian="12pt"/>
    </style:style>
    <style:style style:name="P5" style:parent-style-name="Normal" style:family="paragraph">
      <style:text-properties fo:font-weight="bold" style:font-weight-asian="bold" fo:font-size="12pt" style:font-size-asian="12pt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weight="bold" style:font-weight-asian="bold"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2pt" style:font-size-asian="12pt"/>
    </style:style>
    <style:style style:name="P10" style:parent-style-name="Normal" style:family="paragraph">
      <style:text-properties fo:font-size="12pt" style:font-size-asian="12pt"/>
    </style:style>
    <style:style style:name="P11" style:parent-style-name="Normal" style:family="paragraph">
      <style:text-properties fo:font-size="12pt" style:font-size-asian="12pt"/>
    </style:style>
    <style:style style:name="P12" style:parent-style-name="Normal" style:family="paragraph">
      <style:text-properties fo:font-size="12pt" style:font-size-asian="12pt"/>
    </style:style>
    <style:style style:name="P13" style:parent-style-name="Normal" style:family="paragraph">
      <style:text-properties style:font-name-complex="Times New Roman" fo:font-size="12pt" style:font-size-asian="12pt"/>
    </style:style>
    <style:style style:name="P14" style:parent-style-name="Normal" style:family="paragraph">
      <style:text-properties style:font-name-complex="Times New Roman" fo:font-size="22pt" style:font-size-asian="22pt"/>
    </style:style>
    <style:style style:name="P15" style:parent-style-name="Normal" style:family="paragraph">
      <style:text-properties style:font-name-complex="Times New Roman" fo:font-size="14pt" style:font-size-asian="14pt"/>
    </style:style>
    <style:style style:name="P16" style:parent-style-name="Normal" style:family="paragraph">
      <style:text-properties style:font-name-complex="Times New Roman" fo:font-size="14pt" style:font-size-asian="14pt"/>
    </style:style>
    <style:style style:name="P17" style:parent-style-name="Normal" style:family="paragraph">
      <style:text-properties style:font-name-complex="Times New Roman" fo:font-size="14pt" style:font-size-asian="14pt"/>
    </style:style>
    <style:style style:name="P18" style:parent-style-name="Normal" style:family="paragraph">
      <style:text-properties style:font-name-complex="Times New Roman" fo:font-size="14pt" style:font-size-asian="14pt"/>
    </style:style>
    <style:style style:name="P19" style:parent-style-name="Normal" style:family="paragraph">
      <style:text-properties style:font-name-complex="Times New Roman" fo:font-size="14pt" style:font-size-asian="14pt"/>
    </style:style>
    <style:style style:name="P20" style:parent-style-name="Normal" style:family="paragraph">
      <style:text-properties style:font-name-complex="Times New Roman" fo:font-size="14pt" style:font-size-asian="14pt"/>
    </style:style>
    <style:style style:name="P21" style:parent-style-name="Normal" style:family="paragraph">
      <style:text-properties style:font-name-complex="Times New Roman" fo:font-size="14pt" style:font-size-asian="14pt" style:font-size-complex="14pt"/>
    </style:style>
    <style:style style:name="P22" style:parent-style-name="Normal" style:family="paragraph">
      <style:text-properties style:font-name-complex="Times New Roman" fo:font-size="28pt" style:font-size-asian="28pt" style:font-size-complex="28pt"/>
    </style:style>
    <style:style style:name="P23" style:parent-style-name="Normal" style:family="paragraph">
      <style:text-properties style:font-name-complex="Times New Roman" fo:font-size="14pt" style:font-size-asian="14pt" style:font-size-complex="14pt"/>
    </style:style>
  </office:automatic-styles>
  <office:body>
    <office:text text:use-soft-page-breaks="true">
      <text:h text:style-name="P1" text:outline-level="1">Inledning</text:h>
      <text:h text:style-name="Heading1" text:outline-level="1">Bakgrund</text:h>
      <text:p text:style-name="Normal">Det gemensamma intresset gruppen hade<text:s/>inom digital teknik är mikroprocessorer. Förståelse för dess väsentlighet i dagens teknologi har<text:s/>fascinerat oss. Därför togs beslutet att utforma en mikroprocessor med hopp om att öka gruppens<text:s/>kunskap inom digital teknik.</text:p>
      <text:h text:style-name="Heading1" text:outline-level="1">Syfte</text:h>
      <text:p text:style-name="Normal">Syftet med projektet var att konstruera en mikroprocessor i VHDL-kod, som<text:s/>ska vara kapabel<text:s/>till att utföra<text:s/>enkla matematiska<text:s/>(addition och subtraktion)<text:s/>och logiska<text:s/>(XOR, AND, OR) operationer. Den ska även kunna exekvera program från ett programminne.</text:p>
      <text:h text:style-name="Heading1" text:outline-level="1">Begrepp</text:h>
      <text:p text:style-name="Normal"/>
      <text:p text:style-name="Normal"><text:span text:style-name="T2">ALU:</text:span><text:span text:style-name="T3"><text:s/></text:span><text:span text:style-name="T4">En enhet som utför matematiska och logiska operationer. ALUn kan anses vara hjärnan i mikroprocessorn.</text:span></text:p>
      <text:p text:style-name="P5">Avkodare:<text:s/></text:p>
      <text:p text:style-name="P6">Register:</text:p>
      <text:p text:style-name="P7">Programminnet:</text:p>
      <text:p text:style-name="Normal"/>
      <text:p text:style-name="Normal"/>
      <text:p text:style-name="Normal"/>
      <text:h text:style-name="Heading1" text:outline-level="1">Mål</text:h>
      <text:p text:style-name="Normal">Projektet hade tre delmål.<text:s/></text:p>
      <text:p text:style-name="Normal">Mål 1: Skriv VHDL-koden för ALUn och<text:s/>Avkodare.</text:p>
      <text:p text:style-name="Normal">Mål 2: Skriv VHDL-koden för registret.</text:p>
      <text:p text:style-name="Normal">Mål 3: Skriv VHDL-koden för programminnet.<text:s/></text:p>
      <text:h text:style-name="Heading1" text:outline-level="1">Metod och källor</text:h>
      <text:h text:style-name="Heading2" text:outline-level="2">Metod</text:h>
      <text:p text:style-name="P8">Gruppen använde sig utav en enkel struktur. Grunden till det<text:s/>hela var specifikationerna som<text:s/>gjordes<text:s/>i början av projektet.<text:s/>Arbetet byggdes upp utefter detta, vilket gjordes i labbsalarna på skolan. VHDL-koden skrevs i Quartus II 13.0<text:s/>för varje komponent i mikroprocessorn. Den sista delen bestod av kopplingen av alla komponenter i<text:s/>Quartus II 13.0.</text:p>
      <text:h text:style-name="Heading2" text:outline-level="2">Källor</text:h>
      <text:p text:style-name="P9">För detta projekt har vi inte behövt att ha källor i arbetet.<text:s/></text:p>
      <text:soft-page-break/>
      <text:h text:style-name="Heading1" text:outline-level="1">Analys och slutsatser:</text:h>
      <text:p text:style-name="P10">Metoden var inte felfri. Vissa komponenter var överflödiga och andra komponenters VHDL-kod behövde redigeras.<text:s/>Syftet uppnåddes till en högre<text:s/>grad. Vissa gruppmedlemmar hade svårigheter att fullständigt förstå VHDL-koden. Komponenternas funktion var inte heller fullt förståeliga. Dock verkade mikroprocessorn på ett acceptabelt sätt och den kunde utföra dess logiska och<text:s/>matematiska funktioner.<text:s/>Projektet har ökat våra kunskaper inom VHDL och digital teknik avsevärt.<text:s/>Metoden hade kunnat förbättras genom uppmuntran av teoretiska studier innan<text:s/>projektet påbörjades samt mer experimenterande efter projektet var slutfört.<text:s/>Teoretiska<text:s/>studierna<text:s/>borde ha riktats mot förståelse av komponenter samt VHDL-språket. Trots all dessa hinder, har inte projekts gång påverkats till någon större del.<text:s/><text:s/></text:p>
      <text:p text:style-name="P11"/>
      <text:h text:style-name="Heading1" text:outline-level="1">Avslutande diskussion</text:h>
      <text:p text:style-name="Normal"/>
      <text:p text:style-name="Normal"/>
      <text:p text:style-name="Normal"><text:s/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/></text:p>
      <text:p text:style-name="Normal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style:font-name="Times New Roman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brahim Salloum</meta:initial-creator>
    <dc:creator>Ibrahim Salloum</dc:creator>
    <meta:creation-date>2014-12-04T10:51:00Z</meta:creation-date>
    <dc:date>2014-12-04T10:51:00Z</dc:date>
    <meta:template xlink:href="Normal.dotm" xlink:type="simple"/>
    <meta:editing-cycles>2</meta:editing-cycles>
    <meta:editing-duration>PT60S</meta:editing-duration>
    <meta:document-statistic meta:page-count="2" meta:paragraph-count="4" meta:word-count="341" meta:character-count="2146" meta:row-count="15" meta:non-whitespace-character-count="1809"/>
  </office:meta>
</office:document-meta>
</file>